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NumberedList"/>
    <style:style style:name="P3" style:family="paragraph" style:parent-style-name="Text_20_body" style:list-style-name="OrgNumberedList">
      <style:text-properties fo:font-size="13pt" style:font-size-asian="13pt" style:font-size-complex="13pt"/>
    </style:style>
    <style:style style:name="P4" style:family="paragraph" style:parent-style-name="Text_20_body" style:master-page-name="">
      <style:paragraph-properties fo:margin-left="0.3126in" fo:margin-right="0in" fo:margin-top="0in" fo:margin-bottom="0.0835in" fo:text-indent="0in" style:auto-text-indent="false" style:page-number="auto"/>
    </style:style>
    <style:style style:name="P5" style:family="paragraph" style:parent-style-name="Text_20_body" style:master-page-name="">
      <style:paragraph-properties fo:margin-left="0.2917in" fo:margin-right="0in" fo:margin-top="0in" fo:margin-bottom="0.0835in" fo:text-indent="0in" style:auto-text-indent="false" style:page-number="auto"/>
    </style:style>
    <style:style style:name="P6" style:family="paragraph" style:parent-style-name="Text_20_body">
      <style:paragraph-properties fo:margin-left="0.2917in" fo:margin-right="0in" fo:margin-top="0in" fo:margin-bottom="0.0835in" fo:text-indent="0in" style:auto-text-indent="false"/>
    </style:style>
    <style:style style:name="P7" style:family="paragraph" style:parent-style-name="Text_20_body">
      <style:paragraph-properties fo:margin-left="0.2917in" fo:margin-right="0in" fo:margin-top="0in" fo:margin-bottom="0.0835in" fo:text-indent="0in" style:auto-text-indent="false"/>
      <style:text-properties fo:font-size="13pt" style:font-size-asian="13pt" style:font-size-complex="13pt"/>
    </style:style>
    <style:style style:name="P8" style:family="paragraph" style:parent-style-name="OrgSubtitle">
      <style:paragraph-properties fo:padding="0.0291in" fo:border-left="none" fo:border-right="none" fo:border-top="none" fo:border-bottom="0.0008in solid #000000" style:join-border="false"/>
    </style:style>
    <style:style style:name="T1" style:family="text">
      <style:text-properties fo:font-size="12pt" style:font-size-asian="12pt" style:font-size-complex="12pt"/>
    </style:style>
    <style:style style:name="T2" style:family="text">
      <style:text-properties fo:color="#800000" fo:font-size="12pt" style:font-size-asian="12pt" style:font-size-complex="12pt"/>
    </style:style>
    <style:style style:name="T3" style:family="text">
      <style:text-properties fo:color="#800000" fo:font-size="12pt" fo:font-weight="bold" style:font-size-asian="12pt" style:font-weight-asian="bold" style:font-size-complex="12pt" style:font-weight-complex="bold"/>
    </style:style>
    <style:style style:name="T4" style:family="text">
      <style:text-properties fo:color="#800000" fo:font-weight="bold" style:font-weight-asian="bold" style:font-weight-complex="bold"/>
    </style:style>
    <style:style style:name="T5" style:family="text">
      <style:text-properties fo:color="#800000" fo:font-size="11pt" fo:font-weight="bold" style:font-size-asian="11pt" style:font-weight-asian="bold" style:font-size-complex="11pt" style:font-weight-complex="bold"/>
    </style:style>
    <style:style style:name="T6" style:family="text">
      <style:text-properties fo:font-size="13pt" style:font-size-asian="13pt" style:font-size-complex="13pt"/>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8"><text:span text:style-name="T5">In preparation – abstract accepted for publication in: Reis, M. (ed.) "Multimedia-Based Digital Learning", Digital <text:s/>(ISSN 2673-6470). URL: </text:span><text:a xlink:type="simple" xlink:href="https://www.mdpi.com/journal/digital" text:style-name="Internet_20_link" text:visited-style-name="Visited_20_Internet_20_Link">https://www.mdpi.com/journal/digital</text:a><text:span text:style-name="T5"> </text:span></text:p>
      <text:h text:style-name="Heading_20_1" text:outline-level="1" text:is-list-header="true"/>
      <text:h text:style-name="Heading_20_1" text:outline-level="1" text:is-list-header="true"><text:bookmark-start text:name="OrgXref.org464693f"/><text:bookmark text:name="org464693f"/>TEACHING DATA SCIENCE WITH LITERATE PROGRAMMING TOOLS <text:bookmark-end text:name="OrgXref.org464693f"/></text:h>
      <text:p text:style-name="P4"><text:span text:style-name="Emphasis">Marcus Birkenkrahe, Lyon College</text:span></text:p>
      <text:p text:style-name="P5"><text:span text:style-name="T6">Data science draws on computer science, statistics and domain knowledge. It is highly </text:span><text:span text:style-name="Bold"><text:span text:style-name="T6">interdisciplinary</text:span></text:span><text:span text:style-name="T6">, even more so than other related fields like business intelligence or artificial intelligence. This interdisciplinarity leads to its alleged 'sexyness' (Davenport &amp; Patil, 2012 and 2022) - it purports to be open to students from a wide variety of backgrounds - like biology or psychology, who are interested in widely different applications - like genome analysis or marketing predictions. </text:span></text:p>
      <text:p text:style-name="P7">This versatility comes at a price: the beginner's learning path in data science is highly fragmented - it involves different programming languages, data visualization techniques, mathematical and process modeling, and knowledge of computing infrastructure (Adhikari et al, 2021). </text:p>
      <text:p text:style-name="P7">The problem is how to get enough of an overview of all of these aspects while learning about data science to solve real-world problems, especially for absolute beginners of data science (Matloff, 2022). For this study, I have employed the (in computer science terms) ancient art of literate programming for instruction, interaction, and immersion in data science (Knuth, 1984; Birkenkrahe, 2015). To facilitate this triade of methods, the equally ancient text editor GNU Emacs with the ESS ('Emacs Speaks Statistics') and Org-mode plugins were used (Stavrou, 2022). </text:p>
      <text:p text:style-name="P7">Data science teaching practice has focused on creating special tools like RStudio, a popular IDE for R, packages like the "Tidyverse", or online platforms like DataCamp to make learning data science (in this case via an R programming track) more palatable. Unfortunately, these parallel infrastructures achieve little when it comes to preparing students for the real world (Davenport/Patil, 2022). The methodological attitude is behind the recent trend to "code intelligence" (Li et al, 2022). </text:p>
      <text:p text:style-name="P7">We have used these methods for two consecutive terms across a spectrum of courses, with undergraduate students of varying seniority, background and interests at a small liberal arts college. The results were very encouraging, and contradict the current "no code/low code" trend in IT (Yan, 2021). In stark contrast, the study demonstrates that a "high road" approach mixing tools that are considered to be difficult but that deliver deep insights into both computing infrastructure and data processing, might be at least as successful if not more successful. Only followup studies can show if this hope will pan out. </text:p>
      <text:p text:style-name="P6"/>
      <text:h text:style-name="Heading_20_3" text:outline-level="3" text:is-list-header="true"/>
      <text:p text:style-name="Text_20_body"/>
      <text:h text:style-name="Heading_20_3" text:outline-level="3" text:is-list-header="true"><text:soft-page-break/></text:h>
      <text:p text:style-name="Text_20_body"/>
      <text:p text:style-name="Text_20_body"/>
      <text:h text:style-name="Heading_20_3" text:outline-level="3" text:is-list-header="true">REFERENCES </text:h>
      <text:p text:style-name="Text_20_body"/>
      <text:list xml:id="list5465515280501545689" text:style-name="OrgNumberedList">
        <text:list-item>
          <text:p text:style-name="P2"><text:span text:style-name="T6">Adhikari, A., DeNero, J., &amp; Jordan, M. I. (2021). Interleaving Computational and Inferential Thinking: Data Science for Undergraduates at Berkeley. Harvard Data Science Review, 3(2). </text:span><text:a xlink:type="simple" xlink:href="https://doi.org/10.1162/99608f92.cb0fa8d2" text:style-name="Internet_20_link" text:visited-style-name="Visited_20_Internet_20_Link"><text:span text:style-name="T6">https://doi.org/10.1162/99608f92.cb0fa8d2</text:span></text:a><text:span text:style-name="T6"> </text:span></text:p>
        </text:list-item>
        <text:list-item>
          <text:p text:style-name="P3">Birkenkrahe, M. (2015) Building Graduate-Level, Gamified xMOOCs in Moodle. In: Proceedings of EADTU, Hagen 29-30 October 2015: pp. 57-73. ISBN/EAN 978-79730-17-9. </text:p>
        </text:list-item>
        <text:list-item>
          <text:p text:style-name="P3">Davenport, T.H. &amp; Patil, D.J. (2012). Data Scientist: The Sexiest Job of the 21st Century. Harvard Business Review. URL: hbr.org. </text:p>
        </text:list-item>
        <text:list-item>
          <text:p text:style-name="P3">Davenport, T.H. &amp; Patil, D.J. (July 15, 2022). Is Data Scientist Still the Sexiest Job of the 21st Century? Harvard Business Review. URL: hbr.org </text:p>
        </text:list-item>
        <text:list-item>
          <text:p text:style-name="P3">Knuth, D.E. (1984) Literate programming. Comput. J (27)2: 97-111. </text:p>
        </text:list-item>
        <text:list-item>
          <text:p text:style-name="P2"><text:span text:style-name="T6">Li Y et al (July 2022). A Closer Look into Transformer-Based Code Intelligence Through Code Transformation: Challenges and Opportunities. Preprint, </text:span><text:a xlink:type="simple" xlink:href="https://doi.org/10.48550/arXiv.2207.04285" text:style-name="Internet_20_link" text:visited-style-name="Visited_20_Internet_20_Link"><text:span text:style-name="T6">https://doi.org/10.48550/arXiv.2207.04285</text:span></text:a><text:span text:style-name="T6">. </text:span></text:p>
        </text:list-item>
        <text:list-item>
          <text:p text:style-name="P3">Matloff, N. (5 April 2022). Teaching R in a Kinder, Gentler, More Effective Manner: Use Base-R, Not the Tidyverse [article]. URL: github.com. </text:p>
        </text:list-item>
        <text:list-item>
          <text:p text:style-name="P3">Stavrou, P. (2022). Living in freedom with GNU Emacs [video]. LibrePlanet 2022. URL: framatube.org </text:p>
        </text:list-item>
        <text:list-item>
          <text:p text:style-name="P2"><text:span text:style-name="T6">Yan, Z. (2021). The Impacts of Low/No-Code Development on Digital Transformation and Software Development. arXiv preprint arXiv:2112.14073. Preprint, </text:span><text:a xlink:type="simple" xlink:href="https://doi.org/10.48550/arXiv.2112.14073" text:style-name="Internet_20_link" text:visited-style-name="Visited_20_Internet_20_Link"><text:span text:style-name="T6">https://doi.org/10.48550/arXiv.2112.14073</text:span></text:a><text:span text:style-name="T6">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1">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Marcus Birkenkrahe</dc:creator>
    <meta:initial-creator/>
    <dc:date>2022-12-27T18:52:53.19</dc:date>
    <meta:creation-date>2022-12-27T18:44:03</meta:creation-date>
    <meta:generator>OpenOffice/4.1.13$Win32 OpenOffice.org_project/4113m1$Build-9810</meta:generator>
    <meta:keyword/>
    <dc:subject/>
    <dc:title/>
    <meta:editing-duration>PT8M33S</meta:editing-duration>
    <meta:editing-cycles>2</meta:editing-cycles>
    <meta:document-statistic meta:table-count="0" meta:image-count="0" meta:object-count="0" meta:page-count="2" meta:paragraph-count="22" meta:word-count="588" meta:character-count="4103"/>
  </office:meta>
</office:document-meta>
</file>